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c031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y3o.objects.name" text:name="name"/>
        <text:user-field-decl office:value-type="string" office:string-value="user name" text:name="py3o.objects.name"/>
      </text:user-field-decls>
      <text:p text:style-name="P1"><draw:frame draw:style-name="fr1" draw:name="py3o.image(b64decode(objects.image_1920), 'png', width='2cm', height='2cm')" text:anchor-type="paragraph" svg:width="2.007cm" draw:z-index="0"><draw:text-box fo:min-height="0.508cm"><text:p text:style-name="Frame_20_contents"/></draw:text-box></draw:frame><text:s text:c="2"/><text:user-field-get text:name="py3o.objects.name">user name</text:user-field-get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10-04T11:11:24.791934295</meta:creation-date>
    <dc:date>2020-02-14T16:05:01.714000000</dc:date>
    <meta:editing-duration>PT56M28S</meta:editing-duration>
    <meta:editing-cycles>5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1" meta:word-count="2" meta:character-count="11" meta:non-whitespace-character-count="8"/>
  </office:meta>
</office:document-meta>
</file>